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complex="bold" style:font-weight-asian="bold" fo:font-size="18pt" style:font-size-asian="18pt" style:font-size-complex="18pt"/>
    </style:style>
    <style:style style:name="P3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-content" style:horizontal-pos="from-left" style:horizontal-rel="paragraph-content" fo:padding=".06in" fo:border="0.0071in solid #000000" style:shadow="none"/>
    </style:style>
    <style:style style:name="fr2" style:family="graphic" style:parent-style-name="Frame">
      <style:graphic-properties style:vertical-pos="from-top" style:vertical-rel="paragraph-content" style:horizontal-pos="from-left" style:horizontal-rel="paragraph-conten" fo:padding="0in" fo:border="none" style:shadow="none"/>
    </style:style>
    <style:style style:name="fr3" style:family="graphic" style:parent-style-name="Graphics">
      <style:graphic-properties style:vertical-pos="center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top" style:vertical-rel="paragraph-content" style:horizontal-pos="center" style:horizontal-rel="paragraph-conten" fo:padding="0in" fo:border="none" style:shadow="none"/>
    </style:style>
    <style:style style:name="fr5" style:family="graphic" style:parent-style-name="Frame">
      <style:graphic-properties style:vertical-pos="from-top" style:vertical-rel="paragraph-content" style:horizontal-pos="center" style:horizontal-rel="paragraph-conten" fo:padding="0in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!-- Page   Inserting a new Page.-->
          <draw:frame draw:style-name="fr2" draw:name="Frame1" text:anchor-type="paragraph" svg:x="0.000000mm" svg:y="0.000000mm" svg:width="181.230000mm" draw:z-index="1">            <draw:text-box fo:min-height="256.160000mm">              <text:p text:style-name="Frame_20_contents"/>
            </draw:text-box>
          </draw:frame>
<!-- Row   Inserting a Row.-->
          <draw:frame draw:style-name="fr2" draw:name="Frame2" text:anchor-type="paragraph" svg:x="0.000000mm" svg:y="111.780000mm" svg:width="185.230000mm" draw:z-index="2">            <draw:text-box fo:min-height="44.600000mm">              <text:p text:style-name="Frame_20_contents"><!-- Stamp   Inserting a Stamp.-->
<!-- Stamp   Inserting ouside Frame of Stamp.-->
                <draw:frame draw:style-name="fr2" draw:name="Frame3" text:anchor-type="paragraph" svg:x="19.207500mm" svg:y="4.000000mm" svg:width="28.200000mm" draw:z-index="3">                  <draw:text-box fo:min-height="36.600000mm">                    <text:p text:style-name="Frame_20_contents"><!-- Stamp   Inserting the Stamp Border.-->
                      <draw:frame draw:style-name="fr1" draw:name="Frame4" text:anchor-type="paragraph" svg:x="2.350000mm" svg:y="0.000000mm" svg:width="23.500000mm" svg:height="30.500000mm" draw:z-index="4">                        <draw:text-box>                          <text:p text:style-name="P3"><!-- Stamp   Inserting the Stamp Image.-->
                            <draw:frame draw:style-name="fr4" draw:name="Frame6" text:anchor-type="paragraph" svg:x="2.937500mm" svg:y="3.812500mm" svg:width="17.625000mm" svg:height="22.875000mm" draw:z-index="6">                              <draw:text-box>                                <text:p text:style-name="Frame_20_contents">                                  <draw:frame draw:style-name="fr3" draw:name="graphics1" text:anchor-type="paragraph" svg:width="17.625000mm" svg:height="22.875000mm" draw:z-index="7"/>
                                </text:p>
                              </draw:text-box>
                            </draw:frame>
                            <draw:frame draw:style-name="fr5" draw:name="Frame7" text:anchor-type="paragraph" svg:x="0.000000mm" svg:y="22.875000mm" svg:width="18.800000mm" svg:height="0.150000mm" draw:z-index="8">                              <draw:text-box>                                <text:p text:style-name="P3"/>
                              </draw:text-box>
                            </draw:frame>
                          </text:p>
                        </draw:text-box>
                      </draw:frame>
                      <draw:frame draw:style-name="fr5" draw:name="Frame5" text:anchor-type="paragraph" svg:x="0.000000mm" svg:y="30.500000mm" svg:width="23.500000mm" svg:height="0.400000mm" draw:z-index="5">                        <draw:text-box>                          <text:p text:style-name="P4">                          Hanukkah 2018
                          </text:p>
                        </draw:text-box>
                      </draw:frame>
                    </text:p>
                  </draw:text-box>
                </draw:frame>
<!-- Stamp   Inserting a Stamp.-->
<!-- Stamp   Inserting ouside Frame of Stamp.-->
                <draw:frame draw:style-name="fr2" draw:name="Frame8" text:anchor-type="paragraph" svg:x="66.615000mm" svg:y="4.000000mm" svg:width="28.200000mm" draw:z-index="9">                  <draw:text-box fo:min-height="36.600000mm">                    <text:p text:style-name="Frame_20_contents"><!-- Stamp   Inserting the Stamp Border.-->
                      <draw:frame draw:style-name="fr1" draw:name="Frame9" text:anchor-type="paragraph" svg:x="2.350000mm" svg:y="0.000000mm" svg:width="23.500000mm" svg:height="30.500000mm" draw:z-index="10">                        <draw:text-box>                          <text:p text:style-name="P3"><!-- Stamp   Inserting the Stamp Image.-->
                            <draw:frame draw:style-name="fr4" draw:name="Frame11" text:anchor-type="paragraph" svg:x="2.937500mm" svg:y="3.812500mm" svg:width="17.625000mm" svg:height="22.875000mm" draw:z-index="12">                              <draw:text-box>                                <text:p text:style-name="Frame_20_contents">                                  <draw:frame draw:style-name="fr3" draw:name="graphics2" text:anchor-type="paragraph" svg:width="17.625000mm" svg:height="22.875000mm" draw:z-index="13"/>
                                </text:p>
                              </draw:text-box>
                            </draw:frame>
                            <draw:frame draw:style-name="fr5" draw:name="Frame12" text:anchor-type="paragraph" svg:x="0.000000mm" svg:y="22.875000mm" svg:width="18.800000mm" svg:height="0.150000mm" draw:z-index="14">                              <draw:text-box>                                <text:p text:style-name="P3"/>
                              </draw:text-box>
                            </draw:frame>
                          </text:p>
                        </draw:text-box>
                      </draw:frame>
                      <draw:frame draw:style-name="fr5" draw:name="Frame10" text:anchor-type="paragraph" svg:x="0.000000mm" svg:y="30.500000mm" svg:width="23.500000mm" svg:height="0.400000mm" draw:z-index="11">                        <draw:text-box>                          <text:p text:style-name="P4">                          Love : Hearts Blossom
                          </text:p>
                        </draw:text-box>
                      </draw:frame>
                    </text:p>
                  </draw:text-box>
                </draw:frame>
<!-- Stamp   Inserting a Stamp.-->
<!-- Stamp   Inserting ouside Frame of Stamp.-->
                <draw:frame draw:style-name="fr2" draw:name="Frame13" text:anchor-type="paragraph" svg:x="114.022500mm" svg:y="7.300000mm" svg:width="48.000000mm" draw:z-index="15">                  <draw:text-box fo:min-height="30.000000mm">                    <text:p text:style-name="Frame_20_contents"><!-- Stamp   Inserting the Stamp Border.-->
                      <draw:frame draw:style-name="fr1" draw:name="Frame14" text:anchor-type="paragraph" svg:x="4.000000mm" svg:y="0.000000mm" svg:width="40.000000mm" svg:height="25.000000mm" draw:z-index="16">                        <draw:text-box>                          <text:p text:style-name="P3"><!-- Stamp   Inserting the Stamp Image.-->
                            <draw:frame draw:style-name="fr4" draw:name="Frame16" text:anchor-type="paragraph" svg:x="5.000000mm" svg:y="3.125000mm" svg:width="30.000000mm" svg:height="18.750000mm" draw:z-index="18">                              <draw:text-box>                                <text:p text:style-name="Frame_20_contents">                                  <draw:frame draw:style-name="fr3" draw:name="graphics3" text:anchor-type="paragraph" svg:width="30.000000mm" svg:height="18.750000mm" draw:z-index="19"/>
                                </text:p>
                              </draw:text-box>
                            </draw:frame>
                            <draw:frame draw:style-name="fr5" draw:name="Frame17" text:anchor-type="paragraph" svg:x="0.000000mm" svg:y="18.750000mm" svg:width="32.000000mm" svg:height="0.150000mm" draw:z-index="20">                              <draw:text-box>                                <text:p text:style-name="P3"/>
                              </draw:text-box>
                            </draw:frame>
                          </text:p>
                        </draw:text-box>
                      </draw:frame>
                      <draw:frame draw:style-name="fr5" draw:name="Frame15" text:anchor-type="paragraph" svg:x="0.000000mm" svg:y="25.000000mm" svg:width="40.000000mm" svg:height="0.400000mm" draw:z-index="17">                        <draw:text-box>                          <text:p text:style-name="P4">                          Year of The Pig 2019
                          </text:p>
                        </draw:text-box>
                      </draw:frame>
                    </text:p>
                  </draw:text-box>
                </draw:frame>
              </text:p>
            </draw:text-box>
          </draw:frame>
        </text:p>
      <text:p text:style-name="P1"><!-- Page   Inserting a new Page.-->
          <draw:frame draw:style-name="fr2" draw:name="Frame18" text:anchor-type="paragraph" svg:x="0.000000mm" svg:y="0.000000mm" svg:width="181.230000mm" draw:z-index="21">            <draw:text-box fo:min-height="256.160000mm">              <text:p text:style-name="Frame_20_contents"/>
            </draw:text-box>
          </draw:frame>
<!-- Row   Inserting a Row.-->
          <draw:frame draw:style-name="fr2" draw:name="Frame19" text:anchor-type="paragraph" svg:x="0.000000mm" svg:y="106.080000mm" svg:width="185.230000mm" draw:z-index="22">            <draw:text-box fo:min-height="56.000000mm">              <text:p text:style-name="Frame_20_contents"><!-- Stamp   Inserting a Stamp.-->
<!-- Stamp   Inserting ouside Frame of Stamp.-->
                <draw:frame draw:style-name="fr2" draw:name="Frame20" text:anchor-type="paragraph" svg:x="41.010000mm" svg:y="4.000000mm" svg:width="30.000000mm" draw:z-index="23">                  <draw:text-box fo:min-height="48.000000mm">                    <text:p text:style-name="Frame_20_contents"><!-- Stamp   Inserting the Stamp Border.-->
                      <draw:frame draw:style-name="fr1" draw:name="Frame21" text:anchor-type="paragraph" svg:x="2.500000mm" svg:y="0.000000mm" svg:width="25.000000mm" svg:height="40.000000mm" draw:z-index="24">                        <draw:text-box>                          <text:p text:style-name="P3"><!-- Stamp   Inserting the Stamp Image.-->
                            <draw:frame draw:style-name="fr4" draw:name="Frame23" text:anchor-type="paragraph" svg:x="3.125000mm" svg:y="5.000000mm" svg:width="18.750000mm" svg:height="30.000000mm" draw:z-index="26">                              <draw:text-box>                                <text:p text:style-name="Frame_20_contents">                                  <draw:frame draw:style-name="fr3" draw:name="graphics4" text:anchor-type="paragraph" svg:width="18.750000mm" svg:height="30.000000mm" draw:z-index="27"/>
                                </text:p>
                              </draw:text-box>
                            </draw:frame>
                            <draw:frame draw:style-name="fr5" draw:name="Frame24" text:anchor-type="paragraph" svg:x="0.000000mm" svg:y="30.000000mm" svg:width="20.000000mm" svg:height="0.150000mm" draw:z-index="28">                              <draw:text-box>                                <text:p text:style-name="P3"/>
                              </draw:text-box>
                            </draw:frame>
                          </text:p>
                        </draw:text-box>
                      </draw:frame>
                      <draw:frame draw:style-name="fr5" draw:name="Frame22" text:anchor-type="paragraph" svg:x="0.000000mm" svg:y="40.000000mm" svg:width="25.000000mm" svg:height="0.400000mm" draw:z-index="25">                        <draw:text-box>                          <text:p text:style-name="P4">                          Gregory Hines, American Actor
                          </text:p>
                        </draw:text-box>
                      </draw:frame>
                    </text:p>
                  </draw:text-box>
                </draw:frame>
<!-- Stamp   Inserting a Stamp.-->
<!-- Stamp   Inserting ouside Frame of Stamp.-->
                <draw:frame draw:style-name="fr2" draw:name="Frame25" text:anchor-type="paragraph" svg:x="112.020000mm" svg:y="9.700000mm" svg:width="28.200000mm" draw:z-index="29">                  <draw:text-box fo:min-height="36.600000mm">                    <text:p text:style-name="Frame_20_contents"><!-- Stamp   Inserting the Stamp Border.-->
                      <draw:frame draw:style-name="fr1" draw:name="Frame26" text:anchor-type="paragraph" svg:x="2.350000mm" svg:y="0.000000mm" svg:width="23.500000mm" svg:height="30.500000mm" draw:z-index="30">                        <draw:text-box>                          <text:p text:style-name="P3"><!-- Stamp   Inserting the Stamp Image.-->
                            <draw:frame draw:style-name="fr4" draw:name="Frame28" text:anchor-type="paragraph" svg:x="2.937500mm" svg:y="3.812500mm" svg:width="17.625000mm" svg:height="22.875000mm" draw:z-index="32">                              <draw:text-box>                                <text:p text:style-name="Frame_20_contents">                                  <draw:frame draw:style-name="fr3" draw:name="graphics5" text:anchor-type="paragraph" svg:width="17.625000mm" svg:height="22.875000mm" draw:z-index="33"/>
                                </text:p>
                              </draw:text-box>
                            </draw:frame>
                            <draw:frame draw:style-name="fr5" draw:name="Frame29" text:anchor-type="paragraph" svg:x="0.000000mm" svg:y="22.875000mm" svg:width="18.800000mm" svg:height="0.150000mm" draw:z-index="34">                              <draw:text-box>                                <text:p text:style-name="P3"/>
                              </draw:text-box>
                            </draw:frame>
                          </text:p>
                        </draw:text-box>
                      </draw:frame>
                      <draw:frame draw:style-name="fr5" draw:name="Frame27" text:anchor-type="paragraph" svg:x="0.000000mm" svg:y="30.500000mm" svg:width="23.500000mm" svg:height="0.400000mm" draw:z-index="31">                        <draw:text-box>                          <text:p text:style-name="P4">                          Kwanzaa 2018
                          </text:p>
                        </draw:text-box>
                      </draw:frame>
                    </text:p>
                  </draw:text-box>
                </draw:frame>
              </text:p>
            </draw:text-box>
          </draw:frame>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in" fo:margin-right="0.0in" fo:margin-top="0.0in" fo:margin-bottom="0.0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8in" fo:margin-right="0.3in" fo:border="0.0362in double #000000" style:border-line-width="0.0008in 0.0346in 0.0008in" fo:padding="0.02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die Monroe</meta:initial-creator>
    <meta:creation-date>2022-02-17T11:46:24</meta:creation-date>
    <meta:document-statistic meta:table-count="0" meta:image-count="0" meta:object-count="0" meta:page-count="1" meta:paragraph-count="0" meta:word-count="0" meta:character-count="0"/>
    <dc:date>2022-02-17T11:47:45</dc:date>
    <dc:creator>Eddie Monroe</dc:creator>
    <meta:editing-duration>PT1M21S</meta:editing-duration>
    <meta:editing-cycles>1</meta:editing-cycles>
    <meta:generator>OpenOffice/4.1.11$Unix OpenOffice.org_project/4111m1$Build-9808</meta:generator>
  </office:meta>
</office:document-meta>
</file>